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3c07" officeooo:paragraph-rsid="00023c07"/>
    </style:style>
    <style:style style:name="P2" style:family="paragraph" style:parent-style-name="Standard">
      <style:text-properties officeooo:rsid="00069709" officeooo:paragraph-rsid="00069709"/>
    </style:style>
    <style:style style:name="P3" style:family="paragraph" style:parent-style-name="Standard">
      <style:text-properties officeooo:rsid="00069709" officeooo:paragraph-rsid="000898fb"/>
    </style:style>
    <style:style style:name="P4" style:family="paragraph" style:parent-style-name="Standard">
      <style:text-properties officeooo:rsid="000898fb" officeooo:paragraph-rsid="000898fb"/>
    </style:style>
    <style:style style:name="T1" style:family="text">
      <style:text-properties officeooo:rsid="00034e8e"/>
    </style:style>
    <style:style style:name="T2" style:family="text">
      <style:text-properties officeooo:rsid="0007bb9f"/>
    </style:style>
    <style:style style:name="T3" style:family="text">
      <style:text-properties officeooo:rsid="0009a3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iffe werden im Spiel zu Bäumen vereinfacht. Dabei wird der Wurzelknoten speziell behandelt.</text:p>
      <text:p text:style-name="P1"/>
      <text:p text:style-name="P1">Für die Physikberechnungen besteht das Schiff nur aus einem Teil. Dabei werden alle Kollisionsboxen der Unterelemente berücksichtigt. Dies ist natürlich langsamer, als wenn das Schiff nur aus einer Kollisionsbox bestünde, da die Kollision mit jeder einzelnen Box getestet wird. Jedoch sind so konkave Formen möglich, von welchen Unity sonst nur eine pro Szene erlaubt. <text:span text:style-name="T1">Da das Schiff als eine Einheit betrachtet wird, können sich Unterelemente nicht von selber verschieben oder abtrennen, auch können sie nicht miteinander kollidieren, wodurch es passieren kann, dass sich Teile des Schiffs überschneiden. Um das zu verhindern, muss man vor dem Anbau eines Moduls sicherstellen, dass dies nicht auftritt.</text:span></text:p>
      <text:p text:style-name="P1"/>
      <text:p text:style-name="P2">Im Programmablauf wird ein Schiff bei der Instanziierung der „Ship“-Klasse erstellt. Dies wird von der „Player“-Klasse durchgeführt, wobei diese dazu ihre eigene Instanz sowie ein Field, welches die nötigen Daten enthält übergeben muss. Das Schiff gehört somit immer zu einem Spieler. Sollte das Field noch keine Positionsdaten enthalten, wie es bei einem neuen Schiff der Fall ist, wird mit Hilfe der Spawn-Klasse eine Startposition bestimmt. Dabei gibt es einige Objekte mit dieser Klasse auf dem Spielfeld, von denen eines ausgewählt und dessen Koordinaten als Startposition gewählt werden. Danach wird von der „WorldGen“-Klasse der Geschwindigkeitsvektor für einen Kreisorbit berechnet und als Ausgangsgeschwindigkeit gesetzt. Das Schiff startet also an einer der Startpositionen und in Orbit.</text:p>
      <text:p text:style-name="P2"/>
      <text:p text:style-name="P3">Das eigentliche Schiff<text:span text:style-name="T2">wurzel</text:span>objekt, wie man es im Spiel sehen kann, wird durch eine ID aus einer Liste von vorgefertigten Objekten bestimmt. <text:span text:style-name="T2">Zu diesem Modell kommt eine Kollisionsbox, ein Rigidbody, welcher es zur Physiksimulation hinzufügt und eine Instanz eines ShipClient, PartClient, PartServer, SAS, Gravity, RadarBlob, PartManager und ShipAI. Der Unterschied zu anderen Knoten im Schiffbaum sind die verfügbaren Instanzen. Andere Knoten haben ebenfalls eine eigene Kollisionsbox, PartClient, PartServer und gegebenenfalls PartManager Instanz, zusätzlich aber auch eine Instanz einer Klasse, die vom abstrakten Part ableitet. In der Wurzel werden die Aufgaben eines Part durch die Ship-Klasse übernommen. PartManager sind auf allen Knoten vorhanden, welche Kinder haben können, sowie dem Wurzelknoten unabhängig davon. </text:span></text:p>
      <text:p text:style-name="P3"/>
      <text:p text:style-name="P3"><text:span text:style-name="T2">Bei der Instanziierung eines PartManager erstellt dieser die im Field gespeicherten Kinder, deren PartManager wiederum zuerst ihre Kinder erstellen. Das Schiff wird also im Tiefensuche-Stil aufgebaut. Wie das Wurzelobjekt werden die Untereinheiten auch aus einem Set vorgefertigter Objekte kopiert, dabei haben diese ein anderes Set als das der Wurzelobjekte.</text:span></text:p>
      <text:p text:style-name="P2"/>
      <text:p text:style-name="P4">Ship hat zusätzlich zum PartManager ein Verzeichnis aller direkten und indirekten Unterelemente. Dieses besteht aus zwei Hashmaps, von denen eine Name auf Part und die andere Typ auf Part abbildet. <text:span text:style-name="T3">Dieses Verzeichnis wird von ShipAI genutzt, um per Schiffskript auf Objekte wie Antriebe und Kanonen zugreifen zu kö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7:36:42.071000000</meta:creation-date>
    <dc:date>2014-10-07T19:21:44.256000000</dc:date>
    <meta:editing-duration>PT1H1M2S</meta:editing-duration>
    <meta:editing-cycles>8</meta:editing-cycles>
    <meta:generator>LibreOffice/4.1.4.2$Windows_x86 LibreOffice_project/0a0440ccc0227ad9829de5f46be37cfb6edcf72</meta:generator>
    <meta:document-statistic meta:table-count="0" meta:image-count="0" meta:object-count="0" meta:page-count="1" meta:paragraph-count="6" meta:word-count="436" meta:character-count="3096" meta:non-whitespace-character-count="2665"/>
  </office:meta>
</office:document-meta>
</file>